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8.39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7.93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7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GitHub URL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reated at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Watch (subsrcribers)</text:p>
          </table:table-cell>
          <table:table-cell office:value-type="string" calcext:value-type="string">
            <text:p>Forks</text:p>
          </table:table-cell>
          <table:table-cell office:value-type="string" calcext:value-type="string">
            <text:p>Total issues</text:p>
          </table:table-cell>
          <table:table-cell office:value-type="string" calcext:value-type="string">
            <text:p>Open issues</text:p>
          </table:table-cell>
          <table:table-cell office:value-type="string" calcext:value-type="string">
            <text:p>Default branch</text:p>
          </table:table-cell>
        </table:table-row>
        <table:table-row table:style-name="ro1">
          <table:table-cell/>
          <table:table-cell office:value-type="string" calcext:value-type="string">
            <text:p>Java Dataset, only english</text:p>
          </table:table-cell>
          <table:table-cell/>
          <table:table-cell office:value-type="string" calcext:value-type="string">
            <text:p><text:a xlink:href="https://github.com/EvanLi/Github-Ranking/blob/master/Top100/Java.md" xlink:type="simple">https://github.com/EvanLi/Github-Ranking/blob/master/Top100/Java.md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8"/>
          <table:table-cell table:style-name="ce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spring-projects" xlink:type="simple">https://github.com/spring-projects</text:a>/spring-framework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square/retrofit" xlink:type="simple">https://github.com/square/retrofit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pache/dubbo" xlink:type="simple">https://github.com/apache/dubbo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irbnb/lottie-android" xlink:type="simple">https://github.com/airbnb/lottie-android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https://docs.github.com/en/rest/search?apiVersion=2022-11-28#search-repositori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libaba/arthas" xlink:type="simple">https://github.com/alibaba/arthas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https://api.github.com/search/repositories?q=language:java stars:1000..3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zxing/zxing" xlink:type="simple">https://github.com/zxing/zxing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netty/netty" xlink:type="simple">https://github.com/netty/netty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filter: </text:p>
          </table:table-cell>
          <table:table-cell office:value-type="string" calcext:value-type="string">
            <text:p>https://docs.github.com/en/search-github/searching-on-github/searching-for-repositori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dbeaver/dbeaver" xlink:type="simple">https://github.com/dbeaver/dbeaver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per page </text:p>
          </table:table-cell>
          <table:table-cell office:value-type="string" calcext:value-type="string">
            <text:p>https://docs.github.com/en/rest/repos/repos?apiVersion=2022-11-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JakeWharton/butterknife" xlink:type="simple">https://github.com/JakeWharton/butterknife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libaba/nacos" xlink:type="simple">https://github.com/alibaba/nacos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libaba/spring-cloud-alibaba" xlink:type="simple">https://github.com/alibaba/spring-cloud-alibaba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signalapp/Signal-Android" xlink:type="simple">https://github.com/signalapp/Signal-Android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google/gson" xlink:type="simple">https://github.com/google/gson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https://tech.osteel.me/posts/how-to-build-and-distribute-beautiful-command-line-applications-with-php-and-compos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libgdx/libgdx" xlink:type="simple">https://github.com/libgdx/libgdx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libaba/Sentinel" xlink:type="simple">https://github.com/alibaba/Sentinel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google/ExoPlayer" xlink:type="simple">https://github.com/google/ExoPlayer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bazelbuild/bazel" xlink:type="simple">https://github.com/bazelbuild/bazel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pache/rocketmq" xlink:type="simple">https://github.com/apache/rocketmq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Baseflow/PhotoView" xlink:type="simple">https://github.com/Baseflow/PhotoView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termux/termux-app" xlink:type="simple">https://github.com/termux/termux-app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REST AP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mybatis/mybatis-3" xlink:type="simple">https://github.com/mybatis/mybatis-3</text:a></text:p>
          </table:table-cell>
          <table:table-cell table:number-columns-repeated="4"/>
          <table:table-cell table:style-name="ce3"/>
          <table:table-cell table:number-columns-repeated="3"/>
          <table:table-cell office:value-type="string" calcext:value-type="string">
            <text:p>https://docs.github.com/en/rest/repos/repos?apiVersion=2022-11-28#list-repository-contributor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brettwooldridge/HikariCP" xlink:type="simple">https://github.com/brettwooldridge/HikariCP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nostra13/Android-Universal-Image-Loader" xlink:type="simple">https://github.com/nostra13/Android-Universal-Image-Loader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Anuken/Mindustry" xlink:type="simple">https://github.com/Anuken/Mindustry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Tencent/tinker" xlink:type="simple">https://github.com/Tencent/tinker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winterbe/java8-tutorial" xlink:type="simple">https://github.com/winterbe/java8-tutorial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iBotPeaches/Apktool" xlink:type="simple">https://github.com/iBotPeaches/Apktool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openjdk/jdk" xlink:type="simple">https://github.com/openjdk/jdk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medcl/elasticsearch-analysis-ik" xlink:type="simple">https://github.com/medcl/elasticsearch-analysis-ik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p project</text:p>
          </table:table-cell>
          <table:table-cell/>
          <table:table-cell office:value-type="string" calcext:value-type="string">
            <text:p><text:a xlink:href="https://github.com/hdodenhof/CircleImageView" xlink:type="simple">https://github.com/hdodenhof/CircleImageView</text:a>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magefree/mage</text:p>
          </table:table-cell>
          <table:table-cell office:value-type="string" calcext:value-type="string">
            <text:p>magefre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magefree/mage</text:p>
          </table:table-cell>
          <table:table-cell office:value-type="float" office:value="4158448" calcext:value-type="float">
            <text:p>4158448</text:p>
          </table:table-cell>
          <table:table-cell table:style-name="ce3" office:value-type="string" calcext:value-type="string">
            <text:p>2012-04-27T13:18:34Z</text:p>
          </table:table-cell>
          <table:table-cell office:value-type="float" office:value="1486" calcext:value-type="float">
            <text:p>1486</text:p>
          </table:table-cell>
          <table:table-cell office:value-type="float" office:value="103" calcext:value-type="float">
            <text:p>103</text:p>
          </table:table-cell>
          <table:table-cell office:value-type="float" office:value="654" calcext:value-type="float">
            <text:p>654</text:p>
          </table:table-cell>
          <table:table-cell office:value-type="float" office:value="6331" calcext:value-type="float">
            <text:p>6331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preslavmihaylov/booknotes</text:p>
          </table:table-cell>
          <table:table-cell office:value-type="string" calcext:value-type="string">
            <text:p>preslavmihaylov</text:p>
          </table:table-cell>
          <table:table-cell office:value-type="string" calcext:value-type="string">
            <text:p>booknotes</text:p>
          </table:table-cell>
          <table:table-cell office:value-type="string" calcext:value-type="string">
            <text:p>preslavmihaylov/booknotes</text:p>
          </table:table-cell>
          <table:table-cell office:value-type="float" office:value="280924415" calcext:value-type="float">
            <text:p>280924415</text:p>
          </table:table-cell>
          <table:table-cell table:style-name="ce3" office:value-type="string" calcext:value-type="string">
            <text:p>2020-07-19T18:16:26Z</text:p>
          </table:table-cell>
          <table:table-cell office:value-type="float" office:value="1250" calcext:value-type="float">
            <text:p>1250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BiglySoftware/BiglyBT</text:p>
          </table:table-cell>
          <table:table-cell office:value-type="string" calcext:value-type="string">
            <text:p>BiglySoftware</text:p>
          </table:table-cell>
          <table:table-cell office:value-type="string" calcext:value-type="string">
            <text:p>BiglyBT</text:p>
          </table:table-cell>
          <table:table-cell office:value-type="string" calcext:value-type="string">
            <text:p>BiglySoftware/BiglyBT</text:p>
          </table:table-cell>
          <table:table-cell office:value-type="float" office:value="97876479" calcext:value-type="float">
            <text:p>97876479</text:p>
          </table:table-cell>
          <table:table-cell table:style-name="ce3" office:value-type="string" calcext:value-type="string">
            <text:p>2017-07-20T20:40:00Z</text:p>
          </table:table-cell>
          <table:table-cell office:value-type="float" office:value="1191" calcext:value-type="float">
            <text:p>1191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10" calcext:value-type="float">
            <text:p>171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psi-probe/psi-probe</text:p>
          </table:table-cell>
          <table:table-cell table:number-columns-repeated="2" office:value-type="string" calcext:value-type="string">
            <text:p>psi-probe</text:p>
          </table:table-cell>
          <table:table-cell office:value-type="string" calcext:value-type="string">
            <text:p>psi-probe/psi-probe</text:p>
          </table:table-cell>
          <table:table-cell office:value-type="float" office:value="32333558" calcext:value-type="float">
            <text:p>32333558</text:p>
          </table:table-cell>
          <table:table-cell table:style-name="ce3" office:value-type="string" calcext:value-type="string">
            <text:p>2015-03-16T15:15:01Z</text:p>
          </table:table-cell>
          <table:table-cell office:value-type="float" office:value="1265" calcext:value-type="float">
            <text:p>1265</text:p>
          </table:table-cell>
          <table:table-cell office:value-type="float" office:value="102" calcext:value-type="float">
            <text:p>102</text:p>
          </table:table-cell>
          <table:table-cell office:value-type="float" office:value="394" calcext:value-type="float">
            <text:p>394</text:p>
          </table:table-cell>
          <table:table-cell office:value-type="float" office:value="728" calcext:value-type="float">
            <text:p>7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M66B/FairEmail</text:p>
          </table:table-cell>
          <table:table-cell office:value-type="string" calcext:value-type="string">
            <text:p>M66B</text:p>
          </table:table-cell>
          <table:table-cell office:value-type="string" calcext:value-type="string">
            <text:p>FairEmail</text:p>
          </table:table-cell>
          <table:table-cell office:value-type="string" calcext:value-type="string">
            <text:p>M66B/FairEmail</text:p>
          </table:table-cell>
          <table:table-cell office:value-type="float" office:value="143298715" calcext:value-type="float">
            <text:p>143298715</text:p>
          </table:table-cell>
          <table:table-cell table:style-name="ce3" office:value-type="string" calcext:value-type="string">
            <text:p>2018-08-02T13:30:25Z</text:p>
          </table:table-cell>
          <table:table-cell office:value-type="float" office:value="1504" calcext:value-type="float">
            <text:p>1504</text:p>
          </table:table-cell>
          <table:table-cell office:value-type="float" office:value="36" calcext:value-type="float">
            <text:p>36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Baeldung/spring-security-registration</text:p>
          </table:table-cell>
          <table:table-cell office:value-type="string" calcext:value-type="string">
            <text:p>Baeldung</text:p>
          </table:table-cell>
          <table:table-cell office:value-type="string" calcext:value-type="string">
            <text:p>spring-security-registration</text:p>
          </table:table-cell>
          <table:table-cell office:value-type="string" calcext:value-type="string">
            <text:p>Baeldung/spring-security-registration</text:p>
          </table:table-cell>
          <table:table-cell office:value-type="float" office:value="52949435" calcext:value-type="float">
            <text:p>52949435</text:p>
          </table:table-cell>
          <table:table-cell table:style-name="ce3" office:value-type="string" calcext:value-type="string">
            <text:p>2016-03-02T09:10:48Z</text:p>
          </table:table-cell>
          <table:table-cell office:value-type="float" office:value="1439" calcext:value-type="float">
            <text:p>1439</text:p>
          </table:table-cell>
          <table:table-cell office:value-type="float" office:value="119" calcext:value-type="float">
            <text:p>119</text:p>
          </table:table-cell>
          <table:table-cell office:value-type="float" office:value="1097" calcext:value-type="float">
            <text:p>109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apache/inlong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long</text:p>
          </table:table-cell>
          <table:table-cell office:value-type="string" calcext:value-type="string">
            <text:p>apache/inlong</text:p>
          </table:table-cell>
          <table:table-cell office:value-type="float" office:value="231533573" calcext:value-type="float">
            <text:p>231533573</text:p>
          </table:table-cell>
          <table:table-cell table:style-name="ce3" office:value-type="string" calcext:value-type="string">
            <text:p>2020-01-03T07:13:14Z</text:p>
          </table:table-cell>
          <table:table-cell office:value-type="float" office:value="1088" calcext:value-type="float">
            <text:p>1088</text:p>
          </table:table-cell>
          <table:table-cell office:value-type="float" office:value="73" calcext:value-type="float">
            <text:p>73</text:p>
          </table:table-cell>
          <table:table-cell office:value-type="float" office:value="387" calcext:value-type="float">
            <text:p>387</text:p>
          </table:table-cell>
          <table:table-cell office:value-type="float" office:value="3875" calcext:value-type="float">
            <text:p>38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Peergos/Peergos</text:p>
          </table:table-cell>
          <table:table-cell table:number-columns-repeated="2" office:value-type="string" calcext:value-type="string">
            <text:p>Peergos</text:p>
          </table:table-cell>
          <table:table-cell office:value-type="string" calcext:value-type="string">
            <text:p>Peergos/Peergos</text:p>
          </table:table-cell>
          <table:table-cell office:value-type="float" office:value="12323472" calcext:value-type="float">
            <text:p>12323472</text:p>
          </table:table-cell>
          <table:table-cell table:style-name="ce3" office:value-type="string" calcext:value-type="string">
            <text:p>2013-08-23T13:18:59Z</text:p>
          </table:table-cell>
          <table:table-cell office:value-type="float" office:value="1607" calcext:value-type="float">
            <text:p>1607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489" calcext:value-type="float">
            <text:p>4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codenameone/CodenameOne</text:p>
          </table:table-cell>
          <table:table-cell office:value-type="string" calcext:value-type="string">
            <text:p>codenameone</text:p>
          </table:table-cell>
          <table:table-cell office:value-type="string" calcext:value-type="string">
            <text:p>CodenameOne</text:p>
          </table:table-cell>
          <table:table-cell office:value-type="string" calcext:value-type="string">
            <text:p>codenameone/CodenameOne</text:p>
          </table:table-cell>
          <table:table-cell office:value-type="float" office:value="32973467" calcext:value-type="float">
            <text:p>32973467</text:p>
          </table:table-cell>
          <table:table-cell table:style-name="ce3" office:value-type="string" calcext:value-type="string">
            <text:p>2015-03-27T07:37:42Z</text:p>
          </table:table-cell>
          <table:table-cell office:value-type="float" office:value="1394" calcext:value-type="float">
            <text:p>1394</text:p>
          </table:table-cell>
          <table:table-cell office:value-type="float" office:value="104" calcext:value-type="float">
            <text:p>104</text:p>
          </table:table-cell>
          <table:table-cell office:value-type="float" office:value="350" calcext:value-type="float">
            <text:p>350</text:p>
          </table:table-cell>
          <table:table-cell office:value-type="float" office:value="3379" calcext:value-type="float">
            <text:p>337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https://github.com/OpenLineage/OpenLineage</text:p>
          </table:table-cell>
          <table:table-cell table:number-columns-repeated="2" office:value-type="string" calcext:value-type="string">
            <text:p>OpenLineage</text:p>
          </table:table-cell>
          <table:table-cell office:value-type="string" calcext:value-type="string">
            <text:p>OpenLineage/OpenLineage</text:p>
          </table:table-cell>
          <table:table-cell office:value-type="float" office:value="306977038" calcext:value-type="float">
            <text:p>306977038</text:p>
          </table:table-cell>
          <table:table-cell table:style-name="ce3" office:value-type="string" calcext:value-type="string">
            <text:p>2020-10-24T21:45:05Z</text:p>
          </table:table-cell>
          <table:table-cell office:value-type="float" office:value="1145" calcext:value-type="float">
            <text:p>1145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590" calcext:value-type="float">
            <text:p>59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apache/incubator-hugegraph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cubator-hugegraph</text:p>
          </table:table-cell>
          <table:table-cell office:value-type="string" calcext:value-type="string">
            <text:p>apache/incubator-hugegraph</text:p>
          </table:table-cell>
          <table:table-cell office:value-type="float" office:value="141376301" calcext:value-type="float">
            <text:p>141376301</text:p>
          </table:table-cell>
          <table:table-cell table:style-name="ce3" office:value-type="string" calcext:value-type="string">
            <text:p>2018-07-18T03:30:20Z</text:p>
          </table:table-cell>
          <table:table-cell office:value-type="float" office:value="2160" calcext:value-type="float">
            <text:p>2160</text:p>
          </table:table-cell>
          <table:table-cell office:value-type="float" office:value="119" calcext:value-type="float">
            <text:p>119</text:p>
          </table:table-cell>
          <table:table-cell office:value-type="float" office:value="424" calcext:value-type="float">
            <text:p>424</text:p>
          </table:table-cell>
          <table:table-cell office:value-type="float" office:value="1264" calcext:value-type="float">
            <text:p>126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MuntashirAkon/AppManager</text:p>
          </table:table-cell>
          <table:table-cell office:value-type="string" calcext:value-type="string">
            <text:p>MuntashirAkon</text:p>
          </table:table-cell>
          <table:table-cell office:value-type="string" calcext:value-type="string">
            <text:p>AppManager</text:p>
          </table:table-cell>
          <table:table-cell office:value-type="string" calcext:value-type="string">
            <text:p>MuntashirAkon/AppManager</text:p>
          </table:table-cell>
          <table:table-cell office:value-type="float" office:value="268006778" calcext:value-type="float">
            <text:p>268006778</text:p>
          </table:table-cell>
          <table:table-cell table:style-name="ce3" office:value-type="string" calcext:value-type="string">
            <text:p>2020-05-30T04:08:56Z</text:p>
          </table:table-cell>
          <table:table-cell office:value-type="float" office:value="2306" calcext:value-type="float">
            <text:p>2306</text:p>
          </table:table-cell>
          <table:table-cell office:value-type="float" office:value="68" calcext:value-type="float">
            <text:p>68</text:p>
          </table:table-cell>
          <table:table-cell office:value-type="float" office:value="175" calcext:value-type="float">
            <text:p>175</text:p>
          </table:table-cell>
          <table:table-cell office:value-type="float" office:value="788" calcext:value-type="float">
            <text:p>78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Creators-of-Create/Create</text:p>
          </table:table-cell>
          <table:table-cell office:value-type="string" calcext:value-type="string">
            <text:p>Creators-of-Creat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tors-of-Create/Create</text:p>
          </table:table-cell>
          <table:table-cell office:value-type="float" office:value="197545351" calcext:value-type="float">
            <text:p>197545351</text:p>
          </table:table-cell>
          <table:table-cell table:style-name="ce3" office:value-type="string" calcext:value-type="string">
            <text:p>2019-07-18T08:27:10Z</text:p>
          </table:table-cell>
          <table:table-cell office:value-type="float" office:value="1759" calcext:value-type="float">
            <text:p>175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office:value-type="float" office:value="3835" calcext:value-type="float">
            <text:p>3835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c1.18/de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apache/netbeans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netbeans</text:p>
          </table:table-cell>
          <table:table-cell office:value-type="string" calcext:value-type="string">
            <text:p>apache/netbeans</text:p>
          </table:table-cell>
          <table:table-cell office:value-type="float" office:value="102083576" calcext:value-type="float">
            <text:p>102083576</text:p>
          </table:table-cell>
          <table:table-cell table:style-name="ce3" office:value-type="string" calcext:value-type="string">
            <text:p>2017-09-01T07:00:11Z</text:p>
          </table:table-cell>
          <table:table-cell office:value-type="float" office:value="2140" calcext:value-type="float">
            <text:p>2140</text:p>
          </table:table-cell>
          <table:table-cell office:value-type="float" office:value="154" calcext:value-type="float">
            <text:p>154</text:p>
          </table:table-cell>
          <table:table-cell office:value-type="float" office:value="739" calcext:value-type="float">
            <text:p>739</text:p>
          </table:table-cell>
          <table:table-cell office:value-type="float" office:value="814" calcext:value-type="float">
            <text:p>81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osfans/trime</text:p>
          </table:table-cell>
          <table:table-cell office:value-type="string" calcext:value-type="string">
            <text:p>osfans</text:p>
          </table:table-cell>
          <table:table-cell office:value-type="string" calcext:value-type="string">
            <text:p>trime</text:p>
          </table:table-cell>
          <table:table-cell office:value-type="string" calcext:value-type="string">
            <text:p>osfans/trime</text:p>
          </table:table-cell>
          <table:table-cell office:value-type="float" office:value="36422720" calcext:value-type="float">
            <text:p>36422720</text:p>
          </table:table-cell>
          <table:table-cell table:style-name="ce3" office:value-type="string" calcext:value-type="string">
            <text:p>2015-05-28T07:43:37Z</text:p>
          </table:table-cell>
          <table:table-cell office:value-type="float" office:value="1862" calcext:value-type="float">
            <text:p>1862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lealone/Lealone</text:p>
          </table:table-cell>
          <table:table-cell office:value-type="string" calcext:value-type="string">
            <text:p>lealone</text:p>
          </table:table-cell>
          <table:table-cell office:value-type="string" calcext:value-type="string">
            <text:p>Lealone</text:p>
          </table:table-cell>
          <table:table-cell office:value-type="string" calcext:value-type="string">
            <text:p>lealone/Lealone</text:p>
          </table:table-cell>
          <table:table-cell office:value-type="float" office:value="7502247" calcext:value-type="float">
            <text:p>7502247</text:p>
          </table:table-cell>
          <table:table-cell table:style-name="ce3" office:value-type="string" calcext:value-type="string">
            <text:p>2013-01-08T13:57:08Z</text:p>
          </table:table-cell>
          <table:table-cell office:value-type="float" office:value="2164" calcext:value-type="float">
            <text:p>2164</text:p>
          </table:table-cell>
          <table:table-cell office:value-type="float" office:value="246" calcext:value-type="float">
            <text:p>246</text:p>
          </table:table-cell>
          <table:table-cell office:value-type="float" office:value="489" calcext:value-type="float">
            <text:p>489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openhab/openhab-addons</text:p>
          </table:table-cell>
          <table:table-cell office:value-type="string" calcext:value-type="string">
            <text:p>openhab</text:p>
          </table:table-cell>
          <table:table-cell office:value-type="string" calcext:value-type="string">
            <text:p>openhab-addons</text:p>
          </table:table-cell>
          <table:table-cell office:value-type="string" calcext:value-type="string">
            <text:p>openhab/openhab-addons</text:p>
          </table:table-cell>
          <table:table-cell office:value-type="float" office:value="19753195" calcext:value-type="float">
            <text:p>19753195</text:p>
          </table:table-cell>
          <table:table-cell table:style-name="ce3" office:value-type="string" calcext:value-type="string">
            <text:p>2014-05-13T19:41:58Z</text:p>
          </table:table-cell>
          <table:table-cell office:value-type="float" office:value="1718" calcext:value-type="float">
            <text:p>1718</text:p>
          </table:table-cell>
          <table:table-cell office:value-type="float" office:value="207" calcext:value-type="float">
            <text:p>207</text:p>
          </table:table-cell>
          <table:table-cell office:value-type="float" office:value="3332" calcext:value-type="float">
            <text:p>3332</text:p>
          </table:table-cell>
          <table:table-cell office:value-type="float" office:value="4861" calcext:value-type="float">
            <text:p>4861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jdbi/jdbi</text:p>
          </table:table-cell>
          <table:table-cell table:number-columns-repeated="2" office:value-type="string" calcext:value-type="string">
            <text:p>jdbi</text:p>
          </table:table-cell>
          <table:table-cell office:value-type="string" calcext:value-type="string">
            <text:p>jdbi/jdbi</text:p>
          </table:table-cell>
          <table:table-cell office:value-type="float" office:value="229738" calcext:value-type="float">
            <text:p>229738</text:p>
          </table:table-cell>
          <table:table-cell table:style-name="ce3" office:value-type="string" calcext:value-type="string">
            <text:p>2009-06-17T16:36:36Z</text:p>
          </table:table-cell>
          <table:table-cell office:value-type="float" office:value="1732" calcext:value-type="float">
            <text:p>1732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syncthing/syncthing-android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syncthing-android</text:p>
          </table:table-cell>
          <table:table-cell office:value-type="string" calcext:value-type="string">
            <text:p>syncthing/syncthing-android</text:p>
          </table:table-cell>
          <table:table-cell office:value-type="float" office:value="17089728" calcext:value-type="float">
            <text:p>17089728</text:p>
          </table:table-cell>
          <table:table-cell table:style-name="ce3" office:value-type="string" calcext:value-type="string">
            <text:p>2014-02-22T17:15:19Z</text:p>
          </table:table-cell>
          <table:table-cell office:value-type="float" office:value="2282" calcext:value-type="float">
            <text:p>2282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float" office:value="1284" calcext:value-type="float">
            <text:p>128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https://github.com/pac4j/pac4j</text:p>
          </table:table-cell>
          <table:table-cell table:number-columns-repeated="2" office:value-type="string" calcext:value-type="string">
            <text:p>pac4j</text:p>
          </table:table-cell>
          <table:table-cell office:value-type="string" calcext:value-type="string">
            <text:p>pac4j/pac4j</text:p>
          </table:table-cell>
          <table:table-cell office:value-type="float" office:value="3291848" calcext:value-type="float">
            <text:p>3291848</text:p>
          </table:table-cell>
          <table:table-cell table:style-name="ce3" office:value-type="string" calcext:value-type="string">
            <text:p>2012-01-28T17:04:12Z</text:p>
          </table:table-cell>
          <table:table-cell office:value-type="float" office:value="2209" calcext:value-type="float">
            <text:p>2209</text:p>
          </table:table-cell>
          <table:table-cell office:value-type="float" office:value="119" calcext:value-type="float">
            <text:p>119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spotbugs/spotbugs</text:p>
          </table:table-cell>
          <table:table-cell table:number-columns-repeated="2" office:value-type="string" calcext:value-type="string">
            <text:p>spotbugs</text:p>
          </table:table-cell>
          <table:table-cell office:value-type="string" calcext:value-type="string">
            <text:p>spotbugs/spotbugs</text:p>
          </table:table-cell>
          <table:table-cell office:value-type="float" office:value="72889410" calcext:value-type="float">
            <text:p>72889410</text:p>
          </table:table-cell>
          <table:table-cell table:style-name="ce3" office:value-type="string" calcext:value-type="string">
            <text:p>2016-11-04T22:18:08Z</text:p>
          </table:table-cell>
          <table:table-cell office:value-type="float" office:value="2930" calcext:value-type="float">
            <text:p>2930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1006" calcext:value-type="float">
            <text:p>100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apache/logging-log4j2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logging-log4j2</text:p>
          </table:table-cell>
          <table:table-cell office:value-type="string" calcext:value-type="string">
            <text:p>apache/logging-log4j2</text:p>
          </table:table-cell>
          <table:table-cell office:value-type="float" office:value="10637896" calcext:value-type="float">
            <text:p>10637896</text:p>
          </table:table-cell>
          <table:table-cell table:style-name="ce3" office:value-type="string" calcext:value-type="string">
            <text:p>2013-06-12T07:00:19Z</text:p>
          </table:table-cell>
          <table:table-cell office:value-type="float" office:value="2989" calcext:value-type="float">
            <text:p>2989</text:p>
          </table:table-cell>
          <table:table-cell office:value-type="float" office:value="112" calcext:value-type="float">
            <text:p>112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lease-2.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OpenHFT/Chronicle-Map</text:p>
          </table:table-cell>
          <table:table-cell office:value-type="string" calcext:value-type="string">
            <text:p>OpenHFT</text:p>
          </table:table-cell>
          <table:table-cell office:value-type="string" calcext:value-type="string">
            <text:p>Chronicle-Map</text:p>
          </table:table-cell>
          <table:table-cell office:value-type="string" calcext:value-type="string">
            <text:p>OpenHFT/Chronicle-Map</text:p>
          </table:table-cell>
          <table:table-cell office:value-type="float" office:value="21985130" calcext:value-type="float">
            <text:p>21985130</text:p>
          </table:table-cell>
          <table:table-cell table:style-name="ce3" office:value-type="string" calcext:value-type="string">
            <text:p>2014-07-18T15:33:57Z</text:p>
          </table:table-cell>
          <table:table-cell office:value-type="float" office:value="2536" calcext:value-type="float">
            <text:p>2536</text:p>
          </table:table-cell>
          <table:table-cell office:value-type="float" office:value="168" calcext:value-type="float">
            <text:p>168</text:p>
          </table:table-cell>
          <table:table-cell office:value-type="float" office:value="453" calcext:value-type="float">
            <text:p>453</text:p>
          </table:table-cell>
          <table:table-cell office:value-type="float" office:value="271" calcext:value-type="float">
            <text:p>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yidongnan/grpc-spring-boot-starter</text:p>
          </table:table-cell>
          <table:table-cell office:value-type="string" calcext:value-type="string">
            <text:p>yidongnan</text:p>
          </table:table-cell>
          <table:table-cell office:value-type="string" calcext:value-type="string">
            <text:p>grpc-spring-boot-starter</text:p>
          </table:table-cell>
          <table:table-cell office:value-type="string" calcext:value-type="string">
            <text:p>yidongnan/grpc-spring-boot-starter</text:p>
          </table:table-cell>
          <table:table-cell office:value-type="float" office:value="77675033" calcext:value-type="float">
            <text:p>77675033</text:p>
          </table:table-cell>
          <table:table-cell table:style-name="ce3" office:value-type="string" calcext:value-type="string">
            <text:p>2016-12-30T09:06:15Z</text:p>
          </table:table-cell>
          <table:table-cell office:value-type="float" office:value="2778" calcext:value-type="float">
            <text:p>2778</text:p>
          </table:table-cell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 office:value-type="float" office:value="439" calcext:value-type="float">
            <text:p>43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apache/linkis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linkis</text:p>
          </table:table-cell>
          <table:table-cell office:value-type="string" calcext:value-type="string">
            <text:p>apache/linkis</text:p>
          </table:table-cell>
          <table:table-cell office:value-type="float" office:value="198368711" calcext:value-type="float">
            <text:p>198368711</text:p>
          </table:table-cell>
          <table:table-cell table:style-name="ce3" office:value-type="string" calcext:value-type="string">
            <text:p>2019-07-23T06:41:51Z</text:p>
          </table:table-cell>
          <table:table-cell office:value-type="float" office:value="2783" calcext:value-type="float">
            <text:p>2783</text:p>
          </table:table-cell>
          <table:table-cell office:value-type="float" office:value="262" calcext:value-type="float">
            <text:p>262</text:p>
          </table:table-cell>
          <table:table-cell office:value-type="float" office:value="975" calcext:value-type="float">
            <text:p>975</text:p>
          </table:table-cell>
          <table:table-cell office:value-type="float" office:value="2060" calcext:value-type="float">
            <text:p>206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fabric8io/kubernetes-client</text:p>
          </table:table-cell>
          <table:table-cell office:value-type="string" calcext:value-type="string">
            <text:p>fabric8io</text:p>
          </table:table-cell>
          <table:table-cell office:value-type="string" calcext:value-type="string">
            <text:p>kubernetes-client</text:p>
          </table:table-cell>
          <table:table-cell office:value-type="string" calcext:value-type="string">
            <text:p>fabric8io/kubernetes-client</text:p>
          </table:table-cell>
          <table:table-cell office:value-type="float" office:value="38829639" calcext:value-type="float">
            <text:p>38829639</text:p>
          </table:table-cell>
          <table:table-cell table:style-name="ce3" office:value-type="string" calcext:value-type="string">
            <text:p>2015-07-09T15:43:13Z</text:p>
          </table:table-cell>
          <table:table-cell office:value-type="float" office:value="2798" calcext:value-type="float">
            <text:p>2798</text:p>
          </table:table-cell>
          <table:table-cell office:value-type="float" office:value="129" calcext:value-type="float">
            <text:p>129</text:p>
          </table:table-cell>
          <table:table-cell office:value-type="float" office:value="1296" calcext:value-type="float">
            <text:p>1296</text:p>
          </table:table-cell>
          <table:table-cell office:value-type="float" office:value="2055" calcext:value-type="float">
            <text:p>205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andpor/react-native-sqlite-storage</text:p>
          </table:table-cell>
          <table:table-cell office:value-type="string" calcext:value-type="string">
            <text:p>andpor</text:p>
          </table:table-cell>
          <table:table-cell office:value-type="string" calcext:value-type="string">
            <text:p>react-native-sqlite-storage</text:p>
          </table:table-cell>
          <table:table-cell office:value-type="string" calcext:value-type="string">
            <text:p>andpor/react-native-sqlite-storage</text:p>
          </table:table-cell>
          <table:table-cell office:value-type="float" office:value="45239059" calcext:value-type="float">
            <text:p>45239059</text:p>
          </table:table-cell>
          <table:table-cell table:style-name="ce3" office:value-type="string" calcext:value-type="string">
            <text:p>2015-10-30T08:42:28Z</text:p>
          </table:table-cell>
          <table:table-cell office:value-type="float" office:value="2544" calcext:value-type="float">
            <text:p>254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446" calcext:value-type="float">
            <text:p>44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deepjavalibrary/djl</text:p>
          </table:table-cell>
          <table:table-cell office:value-type="string" calcext:value-type="string">
            <text:p>deepjavalibrary</text:p>
          </table:table-cell>
          <table:table-cell office:value-type="string" calcext:value-type="string">
            <text:p>djl</text:p>
          </table:table-cell>
          <table:table-cell office:value-type="string" calcext:value-type="string">
            <text:p>deepjavalibrary/djl</text:p>
          </table:table-cell>
          <table:table-cell office:value-type="float" office:value="218396611" calcext:value-type="float">
            <text:p>218396611</text:p>
          </table:table-cell>
          <table:table-cell table:style-name="ce3" office:value-type="string" calcext:value-type="string">
            <text:p>2019-10-29T22:38:54Z</text:p>
          </table:table-cell>
          <table:table-cell office:value-type="float" office:value="2952" calcext:value-type="float">
            <text:p>2952</text:p>
          </table:table-cell>
          <table:table-cell office:value-type="float" office:value="88" calcext:value-type="float">
            <text:p>88</text:p>
          </table:table-cell>
          <table:table-cell office:value-type="float" office:value="494" calcext:value-type="float">
            <text:p>494</text:p>
          </table:table-cell>
          <table:table-cell office:value-type="float" office:value="547" calcext:value-type="float">
            <text:p>54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gsantner/markor</text:p>
          </table:table-cell>
          <table:table-cell office:value-type="string" calcext:value-type="string">
            <text:p>gsantner</text:p>
          </table:table-cell>
          <table:table-cell office:value-type="string" calcext:value-type="string">
            <text:p>markor</text:p>
          </table:table-cell>
          <table:table-cell office:value-type="string" calcext:value-type="string">
            <text:p>gsantner/markor</text:p>
          </table:table-cell>
          <table:table-cell office:value-type="float" office:value="101451042" calcext:value-type="float">
            <text:p>101451042</text:p>
          </table:table-cell>
          <table:table-cell table:style-name="ce3" office:value-type="string" calcext:value-type="string">
            <text:p>2017-08-26T00:08:35Z</text:p>
          </table:table-cell>
          <table:table-cell office:value-type="float" office:value="2496" calcext:value-type="float">
            <text:p>2496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1030" calcext:value-type="float">
            <text:p>10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edium Project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https://github.com/mongodb/mongo-java-driver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mongo-java-driver</text:p>
          </table:table-cell>
          <table:table-cell office:value-type="string" calcext:value-type="string">
            <text:p>mongodb/mongo-java-driver</text:p>
          </table:table-cell>
          <table:table-cell office:value-type="float" office:value="108050" calcext:value-type="float">
            <text:p>108050</text:p>
          </table:table-cell>
          <table:table-cell table:style-name="ce3" office:value-type="string" calcext:value-type="string">
            <text:p>2009-01-15T15:16:29Z</text:p>
          </table:table-cell>
          <table:table-cell office:value-type="float" office:value="2526" calcext:value-type="float">
            <text:p>2526</text:p>
          </table:table-cell>
          <table:table-cell office:value-type="float" office:value="221" calcext:value-type="float">
            <text:p>221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0..333</text:p>
          </table:table-cell>
          <table:table-cell office:value-type="string" calcext:value-type="string">
            <text:p>https://github.com/AnonymMan/learngit</text:p>
          </table:table-cell>
          <table:table-cell office:value-type="string" calcext:value-type="string">
            <text:p>AnonymMan</text:p>
          </table:table-cell>
          <table:table-cell office:value-type="string" calcext:value-type="string">
            <text:p>learngit</text:p>
          </table:table-cell>
          <table:table-cell office:value-type="string" calcext:value-type="string">
            <text:p>AnonymMan/learngit</text:p>
          </table:table-cell>
          <table:table-cell office:value-type="float" office:value="59924934" calcext:value-type="float">
            <text:p>59924934</text:p>
          </table:table-cell>
          <table:table-cell office:value-type="string" calcext:value-type="string">
            <text:p>2016-05-29T03:39:22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0..333</text:p>
          </table:table-cell>
          <table:table-cell office:value-type="string" calcext:value-type="string">
            <text:p>https://github.com/cmfitzg2/2d-horror</text:p>
          </table:table-cell>
          <table:table-cell office:value-type="string" calcext:value-type="string">
            <text:p>cmfitzg2</text:p>
          </table:table-cell>
          <table:table-cell office:value-type="string" calcext:value-type="string">
            <text:p>2d-horror</text:p>
          </table:table-cell>
          <table:table-cell office:value-type="string" calcext:value-type="string">
            <text:p>cmfitzg2/2d-horror</text:p>
          </table:table-cell>
          <table:table-cell office:value-type="float" office:value="297607503" calcext:value-type="float">
            <text:p>297607503</text:p>
          </table:table-cell>
          <table:table-cell office:value-type="string" calcext:value-type="string">
            <text:p>2020-09-22T09:57:55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0..333</text:p>
          </table:table-cell>
          <table:table-cell office:value-type="string" calcext:value-type="string">
            <text:p>https://github.com/AndroidWonder/14-Lottery</text:p>
          </table:table-cell>
          <table:table-cell office:value-type="string" calcext:value-type="string">
            <text:p>AndroidWonder</text:p>
          </table:table-cell>
          <table:table-cell office:value-type="string" calcext:value-type="string">
            <text:p>14-Lottery</text:p>
          </table:table-cell>
          <table:table-cell office:value-type="string" calcext:value-type="string">
            <text:p>AndroidWonder/14-Lottery</text:p>
          </table:table-cell>
          <table:table-cell office:value-type="float" office:value="90656946" calcext:value-type="float">
            <text:p>90656946</text:p>
          </table:table-cell>
          <table:table-cell office:value-type="string" calcext:value-type="string">
            <text:p>2017-05-08T17:54:11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0..333</text:p>
          </table:table-cell>
          <table:table-cell office:value-type="string" calcext:value-type="string">
            <text:p>https://github.com/bgillam/grafprogFX</text:p>
          </table:table-cell>
          <table:table-cell office:value-type="string" calcext:value-type="string">
            <text:p>bgillam</text:p>
          </table:table-cell>
          <table:table-cell office:value-type="string" calcext:value-type="string">
            <text:p>grafprogFX</text:p>
          </table:table-cell>
          <table:table-cell office:value-type="string" calcext:value-type="string">
            <text:p>bgillam/grafprogFX</text:p>
          </table:table-cell>
          <table:table-cell office:value-type="float" office:value="201548351" calcext:value-type="float">
            <text:p>201548351</text:p>
          </table:table-cell>
          <table:table-cell office:value-type="string" calcext:value-type="string">
            <text:p>2019-08-09T22:27:09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0..333</text:p>
          </table:table-cell>
          <table:table-cell office:value-type="string" calcext:value-type="string">
            <text:p>https://github.com/PixelExperience/frameworks_opt_telephony</text:p>
          </table:table-cell>
          <table:table-cell office:value-type="string" calcext:value-type="string">
            <text:p>PixelExperience</text:p>
          </table:table-cell>
          <table:table-cell office:value-type="string" calcext:value-type="string">
            <text:p>frameworks_opt_telephony</text:p>
          </table:table-cell>
          <table:table-cell office:value-type="string" calcext:value-type="string">
            <text:p>PixelExperience/frameworks_opt_telephony</text:p>
          </table:table-cell>
          <table:table-cell office:value-type="float" office:value="134967392" calcext:value-type="float">
            <text:p>134967392</text:p>
          </table:table-cell>
          <table:table-cell office:value-type="string" calcext:value-type="string">
            <text:p>2018-05-26T14:16:10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irtee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https://github.com/WolfgangKonen/GBG</text:p>
          </table:table-cell>
          <table:table-cell office:value-type="string" calcext:value-type="string">
            <text:p>WolfgangKonen</text:p>
          </table:table-cell>
          <table:table-cell office:value-type="string" calcext:value-type="string">
            <text:p>GBG</text:p>
          </table:table-cell>
          <table:table-cell office:value-type="string" calcext:value-type="string">
            <text:p>WolfgangKonen/GBG</text:p>
          </table:table-cell>
          <table:table-cell office:value-type="float" office:value="73695989" calcext:value-type="float">
            <text:p>73695989</text:p>
          </table:table-cell>
          <table:table-cell office:value-type="string" calcext:value-type="string">
            <text:p>2016-11-14T10:58:36Z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https://github.com/crdroidandroid/android_packages_apps_Settings</text:p>
          </table:table-cell>
          <table:table-cell office:value-type="string" calcext:value-type="string">
            <text:p>crdroidandroid</text:p>
          </table:table-cell>
          <table:table-cell office:value-type="string" calcext:value-type="string">
            <text:p>android_packages_apps_Settings</text:p>
          </table:table-cell>
          <table:table-cell office:value-type="string" calcext:value-type="string">
            <text:p>crdroidandroid/android_packages_apps_Settings</text:p>
          </table:table-cell>
          <table:table-cell office:value-type="float" office:value="26325354" calcext:value-type="float">
            <text:p>26325354</text:p>
          </table:table-cell>
          <table:table-cell office:value-type="string" calcext:value-type="string">
            <text:p>2014-11-07T15:28:35Z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https://github.com/palantir/gradle-revapi</text:p>
          </table:table-cell>
          <table:table-cell office:value-type="string" calcext:value-type="string">
            <text:p>palantir</text:p>
          </table:table-cell>
          <table:table-cell office:value-type="string" calcext:value-type="string">
            <text:p>gradle-revapi</text:p>
          </table:table-cell>
          <table:table-cell office:value-type="string" calcext:value-type="string">
            <text:p>palantir/gradle-revapi</text:p>
          </table:table-cell>
          <table:table-cell office:value-type="float" office:value="206836137" calcext:value-type="float">
            <text:p>206836137</text:p>
          </table:table-cell>
          <table:table-cell office:value-type="string" calcext:value-type="string">
            <text:p>2019-09-06T16:43:36Z</text:p>
          </table:table-cell>
          <table:table-cell office:value-type="float" office:value="26" calcext:value-type="float">
            <text:p>26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velo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https://github.com/smpawlowski/covid19</text:p>
          </table:table-cell>
          <table:table-cell office:value-type="string" calcext:value-type="string">
            <text:p>smpawlowski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smpawlowski/covid19</text:p>
          </table:table-cell>
          <table:table-cell office:value-type="float" office:value="248469123" calcext:value-type="float">
            <text:p>248469123</text:p>
          </table:table-cell>
          <table:table-cell office:value-type="string" calcext:value-type="string">
            <text:p>2020-03-19T10:05:15Z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https://github.com/jenkinsci/dingtalk-plugin</text:p>
          </table:table-cell>
          <table:table-cell office:value-type="string" calcext:value-type="string">
            <text:p>jenkinsci</text:p>
          </table:table-cell>
          <table:table-cell office:value-type="string" calcext:value-type="string">
            <text:p>dingtalk-plugin</text:p>
          </table:table-cell>
          <table:table-cell office:value-type="string" calcext:value-type="string">
            <text:p>jenkinsci/dingtalk-plugin</text:p>
          </table:table-cell>
          <table:table-cell office:value-type="float" office:value="72379907" calcext:value-type="float">
            <text:p>72379907</text:p>
          </table:table-cell>
          <table:table-cell office:value-type="string" calcext:value-type="string">
            <text:p>2016-10-30T22:37:50Z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VazkiiMods/Quark</text:p>
          </table:table-cell>
          <table:table-cell office:value-type="string" calcext:value-type="string">
            <text:p>VazkiiMods</text:p>
          </table:table-cell>
          <table:table-cell office:value-type="string" calcext:value-type="string">
            <text:p>Quark</text:p>
          </table:table-cell>
          <table:table-cell office:value-type="string" calcext:value-type="string">
            <text:p>VazkiiMods/Quark</text:p>
          </table:table-cell>
          <table:table-cell office:value-type="float" office:value="54141567" calcext:value-type="float">
            <text:p>54141567</text:p>
          </table:table-cell>
          <table:table-cell table:style-name="ce3" office:value-type="string" calcext:value-type="string">
            <text:p>2016-03-17T18:21:36Z</text:p>
          </table:table-cell>
          <table:table-cell office:value-type="float" office:value="483" calcext:value-type="float">
            <text:p>483</text:p>
          </table:table-cell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3492" calcext:value-type="float">
            <text:p>349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Waffle/waffle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Waffle/waffle</text:p>
          </table:table-cell>
          <table:table-cell office:value-type="float" office:value="3945055" calcext:value-type="float">
            <text:p>3945055</text:p>
          </table:table-cell>
          <table:table-cell table:style-name="ce3" office:value-type="string" calcext:value-type="string">
            <text:p>2012-04-05T23:18:03Z</text:p>
          </table:table-cell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mybatis/jpetstore-6</text:p>
          </table:table-cell>
          <table:table-cell office:value-type="string" calcext:value-type="string">
            <text:p>mybatis</text:p>
          </table:table-cell>
          <table:table-cell office:value-type="string" calcext:value-type="string">
            <text:p>jpetstore-6</text:p>
          </table:table-cell>
          <table:table-cell office:value-type="string" calcext:value-type="string">
            <text:p>mybatis/jpetstore-6</text:p>
          </table:table-cell>
          <table:table-cell office:value-type="float" office:value="8121696" calcext:value-type="float">
            <text:p>8121696</text:p>
          </table:table-cell>
          <table:table-cell table:style-name="ce3" office:value-type="string" calcext:value-type="string">
            <text:p>2013-02-10T11:13:55Z</text:p>
          </table:table-cell>
          <table:table-cell office:value-type="float" office:value="525" calcext:value-type="float">
            <text:p>525</text:p>
          </table:table-cell>
          <table:table-cell office:value-type="float" office:value="73" calcext:value-type="float">
            <text:p>73</text:p>
          </table:table-cell>
          <table:table-cell office:value-type="float" office:value="753" calcext:value-type="float">
            <text:p>75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ldtteam/minecolonies</text:p>
          </table:table-cell>
          <table:table-cell office:value-type="string" calcext:value-type="string">
            <text:p>ldtteam</text:p>
          </table:table-cell>
          <table:table-cell office:value-type="string" calcext:value-type="string">
            <text:p>minecolonies</text:p>
          </table:table-cell>
          <table:table-cell office:value-type="string" calcext:value-type="string">
            <text:p>ldtteam/minecolonies</text:p>
          </table:table-cell>
          <table:table-cell office:value-type="float" office:value="65616760" calcext:value-type="float">
            <text:p>65616760</text:p>
          </table:table-cell>
          <table:table-cell table:style-name="ce3" office:value-type="string" calcext:value-type="string">
            <text:p>2016-08-13T12:45:38Z</text:p>
          </table:table-cell>
          <table:table-cell office:value-type="float" office:value="472" calcext:value-type="float">
            <text:p>472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  <table:table-cell office:value-type="float" office:value="5390" calcext:value-type="float">
            <text:p>53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ersion/ma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TNG/JGiven</text:p>
          </table:table-cell>
          <table:table-cell office:value-type="string" calcext:value-type="string">
            <text:p>TNG</text:p>
          </table:table-cell>
          <table:table-cell office:value-type="string" calcext:value-type="string">
            <text:p>JGiven</text:p>
          </table:table-cell>
          <table:table-cell office:value-type="string" calcext:value-type="string">
            <text:p>TNG/JGiven</text:p>
          </table:table-cell>
          <table:table-cell office:value-type="float" office:value="18664242" calcext:value-type="float">
            <text:p>18664242</text:p>
          </table:table-cell>
          <table:table-cell table:style-name="ce3" office:value-type="string" calcext:value-type="string">
            <text:p>2014-04-11T06:10:24Z</text:p>
          </table:table-cell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68" calcext:value-type="float">
            <text:p>3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HtmlUnit/htmlunit</text:p>
          </table:table-cell>
          <table:table-cell office:value-type="string" calcext:value-type="string">
            <text:p>HtmlUnit</text:p>
          </table:table-cell>
          <table:table-cell office:value-type="string" calcext:value-type="string">
            <text:p>htmlunit</text:p>
          </table:table-cell>
          <table:table-cell office:value-type="string" calcext:value-type="string">
            <text:p>HtmlUnit/htmlunit</text:p>
          </table:table-cell>
          <table:table-cell office:value-type="float" office:value="147069989" calcext:value-type="float">
            <text:p>147069989</text:p>
          </table:table-cell>
          <table:table-cell table:style-name="ce3" office:value-type="string" calcext:value-type="string">
            <text:p>2018-09-02T08:59:44Z</text:p>
          </table:table-cell>
          <table:table-cell office:value-type="float" office:value="637" calcext:value-type="float">
            <text:p>637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435" calcext:value-type="float">
            <text:p>4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automvc/bee</text:p>
          </table:table-cell>
          <table:table-cell office:value-type="string" calcext:value-type="string">
            <text:p>automvc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automvc/bee</text:p>
          </table:table-cell>
          <table:table-cell office:value-type="float" office:value="138182666" calcext:value-type="float">
            <text:p>138182666</text:p>
          </table:table-cell>
          <table:table-cell table:style-name="ce3" office:value-type="string" calcext:value-type="string">
            <text:p>2018-06-21T14:37:07Z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aterai/java-swing-tips</text:p>
          </table:table-cell>
          <table:table-cell office:value-type="string" calcext:value-type="string">
            <text:p>aterai</text:p>
          </table:table-cell>
          <table:table-cell office:value-type="string" calcext:value-type="string">
            <text:p>java-swing-tips</text:p>
          </table:table-cell>
          <table:table-cell office:value-type="string" calcext:value-type="string">
            <text:p>aterai/java-swing-tips</text:p>
          </table:table-cell>
          <table:table-cell office:value-type="float" office:value="23829681" calcext:value-type="float">
            <text:p>23829681</text:p>
          </table:table-cell>
          <table:table-cell table:style-name="ce3" office:value-type="string" calcext:value-type="string">
            <text:p>2014-09-09T10:51:59Z</text:p>
          </table:table-cell>
          <table:table-cell office:value-type="float" office:value="426" calcext:value-type="float">
            <text:p>426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MCreator/MCreator</text:p>
          </table:table-cell>
          <table:table-cell table:number-columns-repeated="2" office:value-type="string" calcext:value-type="string">
            <text:p>MCreator</text:p>
          </table:table-cell>
          <table:table-cell office:value-type="string" calcext:value-type="string">
            <text:p>MCreator/MCreator</text:p>
          </table:table-cell>
          <table:table-cell office:value-type="float" office:value="292874684" calcext:value-type="float">
            <text:p>292874684</text:p>
          </table:table-cell>
          <table:table-cell table:style-name="ce3" office:value-type="string" calcext:value-type="string">
            <text:p>2020-09-04T14:53:57Z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710" calcext:value-type="float">
            <text:p>17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https://github.com/TownyAdvanced/Towny</text:p>
          </table:table-cell>
          <table:table-cell office:value-type="string" calcext:value-type="string">
            <text:p>TownyAdvanced</text:p>
          </table:table-cell>
          <table:table-cell office:value-type="string" calcext:value-type="string">
            <text:p>Towny</text:p>
          </table:table-cell>
          <table:table-cell office:value-type="string" calcext:value-type="string">
            <text:p>TownyAdvanced/Towny</text:p>
          </table:table-cell>
          <table:table-cell office:value-type="float" office:value="27524600" calcext:value-type="float">
            <text:p>27524600</text:p>
          </table:table-cell>
          <table:table-cell table:style-name="ce3" office:value-type="string" calcext:value-type="string">
            <text:p>2014-12-04T05:21:02Z</text:p>
          </table:table-cell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  <table:table-cell office:value-type="float" office:value="4644" calcext:value-type="float">
            <text:p>46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mucommander/mucommander</text:p>
          </table:table-cell>
          <table:table-cell table:number-columns-repeated="2" office:value-type="string" calcext:value-type="string">
            <text:p>mucommander</text:p>
          </table:table-cell>
          <table:table-cell office:value-type="string" calcext:value-type="string">
            <text:p>mucommander/mucommander</text:p>
          </table:table-cell>
          <table:table-cell office:value-type="float" office:value="16462032" calcext:value-type="float">
            <text:p>16462032</text:p>
          </table:table-cell>
          <table:table-cell table:style-name="ce3" office:value-type="string" calcext:value-type="string">
            <text:p>2014-02-02T20:07:35Z</text:p>
          </table:table-cell>
          <table:table-cell office:value-type="float" office:value="775" calcext:value-type="float">
            <text:p>775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float" office:value="464" calcext:value-type="float">
            <text:p>46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apache/cxf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cxf</text:p>
          </table:table-cell>
          <table:table-cell office:value-type="string" calcext:value-type="string">
            <text:p>apache/cxf</text:p>
          </table:table-cell>
          <table:table-cell office:value-type="float" office:value="16977479" calcext:value-type="float">
            <text:p>16977479</text:p>
          </table:table-cell>
          <table:table-cell table:style-name="ce3" office:value-type="string" calcext:value-type="string">
            <text:p>2014-02-19T08:00:08Z</text:p>
          </table:table-cell>
          <table:table-cell office:value-type="float" office:value="801" calcext:value-type="float">
            <text:p>801</text:p>
          </table:table-cell>
          <table:table-cell office:value-type="float" office:value="88" calcext:value-type="float">
            <text:p>88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structurizr/java</text:p>
          </table:table-cell>
          <table:table-cell office:value-type="string" calcext:value-type="string">
            <text:p>structuriz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tructurizr/java</text:p>
          </table:table-cell>
          <table:table-cell office:value-type="float" office:value="20656032" calcext:value-type="float">
            <text:p>20656032</text:p>
          </table:table-cell>
          <table:table-cell table:style-name="ce3" office:value-type="string" calcext:value-type="string">
            <text:p>2014-06-09T17:44:57Z</text:p>
          </table:table-cell>
          <table:table-cell office:value-type="float" office:value="865" calcext:value-type="float">
            <text:p>865</text:p>
          </table:table-cell>
          <table:table-cell office:value-type="float" office:value="60" calcext:value-type="float">
            <text:p>60</text:p>
          </table:table-cell>
          <table:table-cell office:value-type="float" office:value="254" calcext:value-type="float">
            <text:p>25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Wurst-Imperium/Wurst7</text:p>
          </table:table-cell>
          <table:table-cell office:value-type="string" calcext:value-type="string">
            <text:p>Wurst-Imperium</text:p>
          </table:table-cell>
          <table:table-cell office:value-type="string" calcext:value-type="string">
            <text:p>Wurst7</text:p>
          </table:table-cell>
          <table:table-cell office:value-type="string" calcext:value-type="string">
            <text:p>Wurst-Imperium/Wurst7</text:p>
          </table:table-cell>
          <table:table-cell office:value-type="float" office:value="206354730" calcext:value-type="float">
            <text:p>206354730</text:p>
          </table:table-cell>
          <table:table-cell table:style-name="ce3" office:value-type="string" calcext:value-type="string">
            <text:p>2019-09-04T15:41:06Z</text:p>
          </table:table-cell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office:value-type="float" office:value="437" calcext:value-type="float">
            <text:p>43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eclipse/openvsx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openvsx</text:p>
          </table:table-cell>
          <table:table-cell office:value-type="string" calcext:value-type="string">
            <text:p>eclipse/openvsx</text:p>
          </table:table-cell>
          <table:table-cell office:value-type="float" office:value="226955212" calcext:value-type="float">
            <text:p>226955212</text:p>
          </table:table-cell>
          <table:table-cell table:style-name="ce3" office:value-type="string" calcext:value-type="string">
            <text:p>2019-12-09T19:53:55Z</text:p>
          </table:table-cell>
          <table:table-cell office:value-type="float" office:value="820" calcext:value-type="float">
            <text:p>820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66" calcext:value-type="float">
            <text:p>3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processing/processing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processing4</text:p>
          </table:table-cell>
          <table:table-cell office:value-type="string" calcext:value-type="string">
            <text:p>processing/processing4</text:p>
          </table:table-cell>
          <table:table-cell office:value-type="float" office:value="212702345" calcext:value-type="float">
            <text:p>212702345</text:p>
          </table:table-cell>
          <table:table-cell table:style-name="ce3" office:value-type="string" calcext:value-type="string">
            <text:p>2019-10-03T23:45:54Z</text:p>
          </table:table-cell>
          <table:table-cell office:value-type="float" office:value="910" calcext:value-type="float">
            <text:p>910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461" calcext:value-type="float">
            <text:p>4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emanuele-f/PCAPdroid</text:p>
          </table:table-cell>
          <table:table-cell office:value-type="string" calcext:value-type="string">
            <text:p>emanuele-f</text:p>
          </table:table-cell>
          <table:table-cell office:value-type="string" calcext:value-type="string">
            <text:p>PCAPdroid</text:p>
          </table:table-cell>
          <table:table-cell office:value-type="string" calcext:value-type="string">
            <text:p>emanuele-f/PCAPdroid</text:p>
          </table:table-cell>
          <table:table-cell office:value-type="float" office:value="232157758" calcext:value-type="float">
            <text:p>232157758</text:p>
          </table:table-cell>
          <table:table-cell table:style-name="ce3" office:value-type="string" calcext:value-type="string">
            <text:p>2020-01-06T18:11:27Z</text:p>
          </table:table-cell>
          <table:table-cell office:value-type="float" office:value="816" calcext:value-type="float">
            <text:p>816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209" calcext:value-type="float">
            <text:p>2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beanshell/beanshell</text:p>
          </table:table-cell>
          <table:table-cell table:number-columns-repeated="2" office:value-type="string" calcext:value-type="string">
            <text:p>beanshell</text:p>
          </table:table-cell>
          <table:table-cell office:value-type="string" calcext:value-type="string">
            <text:p>beanshell/beanshell</text:p>
          </table:table-cell>
          <table:table-cell office:value-type="float" office:value="43010103" calcext:value-type="float">
            <text:p>43010103</text:p>
          </table:table-cell>
          <table:table-cell table:style-name="ce3" office:value-type="string" calcext:value-type="string">
            <text:p>2015-09-23T15:36:06Z</text:p>
          </table:table-cell>
          <table:table-cell office:value-type="float" office:value="714" calcext:value-type="float">
            <text:p>714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582" calcext:value-type="float">
            <text:p>58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apiman/apiman</text:p>
          </table:table-cell>
          <table:table-cell table:number-columns-repeated="2" office:value-type="string" calcext:value-type="string">
            <text:p>apiman</text:p>
          </table:table-cell>
          <table:table-cell office:value-type="string" calcext:value-type="string">
            <text:p>apiman/apiman</text:p>
          </table:table-cell>
          <table:table-cell office:value-type="float" office:value="12319410" calcext:value-type="float">
            <text:p>12319410</text:p>
          </table:table-cell>
          <table:table-cell table:style-name="ce3" office:value-type="string" calcext:value-type="string">
            <text:p>2013-08-23T09:29:20Z</text:p>
          </table:table-cell>
          <table:table-cell office:value-type="float" office:value="727" calcext:value-type="float">
            <text:p>727</text:p>
          </table:table-cell>
          <table:table-cell office:value-type="float" office:value="61" calcext:value-type="float">
            <text:p>61</text:p>
          </table:table-cell>
          <table:table-cell office:value-type="float" office:value="339" calcext:value-type="float">
            <text:p>339</text:p>
          </table:table-cell>
          <table:table-cell office:value-type="float" office:value="572" calcext:value-type="float">
            <text:p>5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ow Project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https://github.com/featurecat/lizzie</text:p>
          </table:table-cell>
          <table:table-cell office:value-type="string" calcext:value-type="string">
            <text:p>featurecat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featurecat/lizzie</text:p>
          </table:table-cell>
          <table:table-cell office:value-type="float" office:value="122782059" calcext:value-type="float">
            <text:p>122782059</text:p>
          </table:table-cell>
          <table:table-cell table:style-name="ce3" office:value-type="string" calcext:value-type="string">
            <text:p>2018-02-24T21:39:00Z</text:p>
          </table:table-cell>
          <table:table-cell office:value-type="float" office:value="863" calcext:value-type="float">
            <text:p>86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525" calcext:value-type="float">
            <text:p>52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ster</text:p>
          </table:table-cell>
        </table:table-row>
        <table:table-row table:style-name="ro1" table:number-rows-repeated="10484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1:00:55.209259184</meta:creation-date>
    <dc:date>2023-02-20T20:52:55.509212270</dc:date>
    <meta:editing-duration>P3DT10H48M49S</meta:editing-duration>
    <meta:editing-cycles>12</meta:editing-cycles>
    <meta:generator>LibreOffice/7.4.3.2$Linux_X86_64 LibreOffice_project/40$Build-2</meta:generator>
    <meta:document-statistic meta:table-count="1" meta:cell-count="1014" meta:object-count="0"/>
  </office:meta>
</office:document-meta>
</file>